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.82pt" svg:y="114.32pt">
            <loext:p draw:notify-on-update-of-ranges="Sheet1.A2:Sheet1.A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9.66pt" svg:y="125.21pt">
            <loext:p draw:notify-on-update-of-ranges="Sheet1.K1:Sheet1.K1 Sheet1.K2:Sheet1.K6 Sheet1.L1:Sheet1.L1 Sheet1.L2:Sheet1.L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ux</text:p>
          </table:table-cell>
          <table:table-cell table:style-name="Default" office:value-type="string" calcext:value-type="string">
            <text:p>R photo</text:p>
          </table:table-cell>
          <table:table-cell table:style-name="Default" office:value-type="string" calcext:value-type="string">
            <text:p>R photo + R</text:p>
          </table:table-cell>
          <table:table-cell table:style-name="Default" office:value-type="string" calcext:value-type="string">
            <text:p>I 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R 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00" calcext:value-type="float">
            <text:p>600E+003</text:p>
          </table:table-cell>
          <table:table-cell table:formula="of:=[.B2]+[.$G$2]" office:value-type="float" office:value="610000" calcext:value-type="float">
            <text:p>610E+003</text:p>
          </table:table-cell>
          <table:table-cell table:formula="of:=[.$F$2]/[.C2]" office:value-type="float" office:value="0.00000540983606557377" calcext:value-type="float">
            <text:p>5E-006</text:p>
          </table:table-cell>
          <table:table-cell table:formula="of:=(([.C2]-[.B2])/[.C2])*[.$F$2]" office:value-type="float" office:value="0.0540983606557377" calcext:value-type="float">
            <text:p>0.0540983607</text:p>
          </table:table-cell>
          <table:table-cell office:value-type="float" office:value="3.3" calcext:value-type="float">
            <text:p>3.3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E2]" office:value-type="float" office:value="0.0540983606557377" calcext:value-type="float">
            <text:p>0.0540983607</text:p>
          </table:table-cell>
          <table:table-cell table:formula="of:=[.A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E+003</text:p>
          </table:table-cell>
          <table:table-cell table:formula="of:=[.B3]+[.$G$2]" office:value-type="float" office:value="80000" calcext:value-type="float">
            <text:p>80E+003</text:p>
          </table:table-cell>
          <table:table-cell table:formula="of:=[.$F$2]/[.C3]" office:value-type="float" office:value="0.00004125" calcext:value-type="float">
            <text:p>41E-006</text:p>
          </table:table-cell>
          <table:table-cell table:formula="of:=(([.C3]-[.B3])/[.C3])*[.$F$2]" office:value-type="float" office:value="0.4125" calcext:value-type="float">
            <text:p>0.4125</text:p>
          </table:table-cell>
          <table:table-cell table:number-columns-repeated="5"/>
          <table:table-cell table:formula="of:=[.E3]" office:value-type="float" office:value="0.4125" calcext:value-type="float">
            <text:p>0.4125</text:p>
          </table:table-cell>
          <table:table-cell table:formula="of:=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E+003</text:p>
          </table:table-cell>
          <table:table-cell table:formula="of:=[.B4]+[.$G$2]" office:value-type="float" office:value="20000" calcext:value-type="float">
            <text:p>20E+003</text:p>
          </table:table-cell>
          <table:table-cell table:formula="of:=[.$F$2]/[.C4]" office:value-type="float" office:value="0.000165" calcext:value-type="float">
            <text:p>165E-006</text:p>
          </table:table-cell>
          <table:table-cell table:formula="of:=(([.C4]-[.B4])/[.C4])*[.$F$2]" office:value-type="float" office:value="1.65" calcext:value-type="float">
            <text:p>1.65</text:p>
          </table:table-cell>
          <table:table-cell table:number-columns-repeated="5"/>
          <table:table-cell table:formula="of:=[.E4]" office:value-type="float" office:value="1.65" calcext:value-type="float">
            <text:p>1.65</text:p>
          </table:table-cell>
          <table:table-cell table:formula="of:=[.A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2E+003</text:p>
          </table:table-cell>
          <table:table-cell table:formula="of:=[.B5]+[.$G$2]" office:value-type="float" office:value="11500" calcext:value-type="float">
            <text:p>12E+003</text:p>
          </table:table-cell>
          <table:table-cell table:formula="of:=[.$F$2]/[.C5]" office:value-type="float" office:value="0.00028695652173913" calcext:value-type="float">
            <text:p>287E-006</text:p>
          </table:table-cell>
          <table:table-cell table:formula="of:=(([.C5]-[.B5])/[.C5])*[.$F$2]" office:value-type="float" office:value="2.8695652173913" calcext:value-type="float">
            <text:p>2.8695652174</text:p>
          </table:table-cell>
          <table:table-cell table:number-columns-repeated="5"/>
          <table:table-cell table:formula="of:=[.E5]" office:value-type="float" office:value="2.8695652173913" calcext:value-type="float">
            <text:p>2.8695652174</text:p>
          </table:table-cell>
          <table:table-cell table:formula="of:=[.A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E+000</text:p>
          </table:table-cell>
          <table:table-cell table:formula="of:=[.B6]+[.$G$2]" office:value-type="float" office:value="10300" calcext:value-type="float">
            <text:p>10E+003</text:p>
          </table:table-cell>
          <table:table-cell table:formula="of:=[.$F$2]/[.C6]" office:value-type="float" office:value="0.000320388349514563" calcext:value-type="float">
            <text:p>320E-006</text:p>
          </table:table-cell>
          <table:table-cell table:formula="of:=(([.C6]-[.B6])/[.C6])*[.$F$2]" office:value-type="float" office:value="3.20388349514563" calcext:value-type="float">
            <text:p>3.2038834951</text:p>
          </table:table-cell>
          <table:table-cell table:number-columns-repeated="5"/>
          <table:table-cell table:formula="of:=[.E6]" office:value-type="float" office:value="3.20388349514563" calcext:value-type="float">
            <text:p>3.2038834951</text:p>
          </table:table-cell>
          <table:table-cell table:formula="of:=[.A6]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5:05:13.745963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7:58:52.814314403</meta:creation-date>
    <dc:date>2016-02-24T15:13:23.829820763</dc:date>
    <meta:editing-duration>PT26M43S</meta:editing-duration>
    <meta:editing-cycles>5</meta:editing-cycles>
    <meta:generator>LibreOffice/5.0.5.2$Linux_X86_64 LibreOffice_project/0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25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Fine_20_Dashed" svg:stroke-color="#6600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58cm" svg:y="0.316cm" chart:style-name="ch2">
          <text:p>V / lux</text:p>
        </chart:title>
        <chart:legend chart:legend-position="end" svg:x="11.504cm" svg:y="3.926cm" style:legend-expansion="high" chart:style-name="ch3"/>
        <chart:plot-area chart:style-name="ch4" table:cell-range-address="Sheet1.A2:Sheet1.A6 Sheet1.E1:Sheet1.E6" chart:data-source-has-labels="row" svg:x="1.338cm" svg:y="1.337cm" svg:width="9.846cm" svg:height="6.495cm">
          <chartooo:coordinate-region svg:x="2.059cm" svg:y="1.549cm" svg:width="8.747cm" svg:height="5.61cm"/>
          <chart:axis chart:dimension="x" chart:name="primary-x" chart:style-name="ch5">
            <chart:title svg:x="5.933cm" svg:y="8.013cm" chart:style-name="ch6">
              <text:p>Lux</text:p>
            </chart:title>
            <chart:grid chart:style-name="ch7" chart:class="major"/>
          </chart:axis>
          <chart:axis chart:dimension="y" chart:name="primary-y" chart:style-name="ch5">
            <chart:title svg:x="0.451cm" svg:y="4.994cm" chart:style-name="ch8">
              <text:p>Volts</text:p>
            </chart:title>
            <chart:grid chart:style-name="ch7" chart:class="major"/>
          </chart:axis>
          <chart:series chart:style-name="ch9" chart:values-cell-range-address="Sheet1.E2:Sheet1.E6" chart:label-cell-address="Sheet1.E1:Sheet1.E1" chart:class="chart:scatter">
            <chart:domain table:cell-range-address="Sheet1.A2:Sheet1.A6"/>
            <chart:regression-curve chart:style-name="ch10">
              <chart:equation chart:display-equation="true" chart:display-r-square="true" svg:x="8.59cm" svg:y="8.172cm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6</svg:desc>
                </draw:g>
              </table:table-cell>
              <table:table-cell office:value-type="float" office:value="0.0540983606557377">
                <text:p>0.0540983606557377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8695652173913">
                <text:p>2.869565217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.20388349514563">
                <text:p>3.20388349514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2cm" svg:y="3.926cm" style:legend-expansion="high" chart:style-name="ch2"/>
        <chart:plot-area chart:style-name="ch3" table:cell-range-address="Sheet1.K1:Sheet1.L6" chart:data-source-has-labels="both" svg:x="0.32cm" svg:y="0.18cm" svg:width="11.452cm" svg:height="8.64cm">
          <chartooo:coordinate-region svg:x="1.135cm" svg:y="0.392cm" svg:width="10.211cm" svg:height="7.755cm"/>
          <chart:axis chart:dimension="x" chart:name="primary-x" chart:style-name="ch4" chartooo:axis-type="auto">
            <chart:categories table:cell-range-address="Sheet1.K2:Sheet1.K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6" chart:label-cell-address="Sheet1.L1:Sheet1.L1" chart:class="chart:scatter">
            <chart:domain table:cell-range-address="Sheet1.K2:Sheet1.K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0.0540983606557377">
                <text:p>0</text:p>
                <draw:g>
                  <svg:desc>Sheet1.K2:Sheet1.K6</svg:desc>
                </draw:g>
              </table:table-cell>
              <table:table-cell office:value-type="float" office:value="0.1">
                <text:p>0.1</text:p>
                <draw:g>
                  <svg:desc>Sheet1.L2:Sheet1.L6</svg:desc>
                </draw:g>
              </table:table-cell>
            </table:table-row>
            <table:table-row>
              <table:table-cell office:value-type="float" office:value="0.4125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.8695652173913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.20388349514563">
                <text:p/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